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5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N°</text:p>
          </table:table-cell>
          <table:table-cell office:value-type="string">
            <text:p>Prénom</text:p>
          </table:table-cell>
          <table:table-cell office:value-type="string">
            <text:p>Last name</text:p>
          </table:table-cell>
          <table:table-cell office:value-type="string">
            <text:p>Country</text:p>
          </table:table-cell>
          <table:table-cell office:value-type="string">
            <text:p>City</text:p>
          </table:table-cell>
          <table:table-cell office:value-type="string">
            <text:p>Langu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di</text:p>
          </table:table-cell>
          <table:table-cell office:value-type="string">
            <text:p>Rutté</text:p>
          </table:table-cell>
          <table:table-cell office:value-type="string">
            <text:p>Belgium</text:p>
          </table:table-cell>
          <table:table-cell office:value-type="string">
            <text:p>Eupen</text:p>
          </table:table-cell>
          <table:table-cell office:value-type="string">
            <text:p>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main</text:p>
          </table:table-cell>
          <table:table-cell office:value-type="string">
            <text:p>Rouvier</text:p>
          </table:table-cell>
          <table:table-cell office:value-type="string">
            <text:p>Belgium</text:p>
          </table:table-cell>
          <table:table-cell office:value-type="string">
            <text:p>Liège</text:p>
          </table:table-cell>
          <table:table-cell office:value-type="string">
            <text:p>f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ando</text:p>
          </table:table-cell>
          <table:table-cell office:value-type="string">
            <text:p>Roosi</text:p>
          </table:table-cell>
          <table:table-cell office:value-type="string">
            <text:p>Estonia</text:p>
          </table:table-cell>
          <table:table-cell office:value-type="string">
            <text:p>Tallinn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k</text:p>
          </table:table-cell>
          <table:table-cell office:value-type="string">
            <text:p>Roelands</text:p>
          </table:table-cell>
          <table:table-cell office:value-type="string">
            <text:p>Belgium</text:p>
          </table:table-cell>
          <table:table-cell office:value-type="string">
            <text:p>Antwerpen</text:p>
          </table:table-cell>
          <table:table-cell office:value-type="string">
            <text:p>n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Rowland</text:p>
          </table:table-cell>
          <table:table-cell office:value-type="string">
            <text:p>United Kingdom</text:p>
          </table:table-cell>
          <table:table-cell office:value-type="string">
            <text:p>London</text:p>
          </table:table-cell>
          <table:table-cell office:value-type="string">
            <text:p>en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22.11.2012</text:date>, <text:time>05:5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11-22T05:16:42.78</meta:creation-date>
    <dc:date>2012-11-22T05:52:59.45</dc:date>
    <dc:creator>Luc Saffre</dc:creator>
    <meta:editing-duration>PT32M25S</meta:editing-duration>
    <meta:editing-cycles>3</meta:editing-cycles>
    <meta:generator>LibreOffice/3.4$Win32 LibreOffice_project/340m1$Build-402</meta:generator>
    <meta:document-statistic meta:table-count="3" meta:cell-count="36" meta:object-count="0"/>
  </office:meta>
</office:document-meta>
</file>